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9778in" fo:margin-left="0.016in" fo:margin-right="0.0063in" table:align="margins" style:writing-mode="lr-tb"/>
    </style:style>
    <style:style style:name="Table1.A" style:family="table-column">
      <style:table-column-properties style:column-width="1.8431in" style:rel-column-width="20205*"/>
    </style:style>
    <style:style style:name="Table1.B" style:family="table-column">
      <style:table-column-properties style:column-width="4.1347in" style:rel-column-width="45330*"/>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in" fo:margin-right="0.25in" fo:text-align="start" style:justify-single-word="false" fo:text-indent="0in"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8" style:family="paragraph" style:parent-style-name="Text_20_body">
      <style:paragraph-properties fo:text-align="center" style:justify-single-word="false"/>
      <style:text-properties style:font-name="Georgia"/>
    </style:style>
    <style:style style:name="P9" style:family="paragraph" style:parent-style-name="Text_20_body">
      <style:paragraph-properties fo:text-align="center" style:justify-single-word="false"/>
      <style:text-properties fo:text-transform="uppercase" fo:letter-spacing="0.0417in" style:text-underline-style="solid" style:text-underline-width="auto" style:text-underline-color="font-color"/>
    </style:style>
    <style:style style:name="P10" style:family="paragraph" style:parent-style-name="Text_20_body">
      <style:text-properties fo:language="en" fo:country="US"/>
    </style:style>
    <style:style style:name="P11" style:family="paragraph" style:parent-style-name="Text_20_body">
      <style:text-properties fo:font-size="14pt" fo:language="en" fo:country="US" fo:font-weight="bold" style:font-size-asian="14pt" style:font-weight-asian="bold" style:font-size-complex="14pt" style:font-weight-complex="bold"/>
    </style:style>
    <style:style style:name="P12" style:family="paragraph" style:parent-style-name="Text_20_body">
      <style:text-properties fo:font-size="14pt" fo:language="en" fo:country="US" fo:font-weight="normal" style:font-size-asian="14pt" style:font-weight-asian="normal" style:font-size-complex="14pt" style:font-weight-complex="normal"/>
    </style:style>
    <style:style style:name="P13" style:family="paragraph" style:parent-style-name="Text_20_body">
      <style:text-properties fo:font-size="12pt" fo:language="en" fo:country="US" fo:font-weight="normal" style:font-size-asian="10.5pt" style:font-weight-asian="normal" style:font-size-complex="12pt" style:font-weight-complex="normal"/>
    </style:style>
    <style:style style:name="P14" style:family="paragraph" style:parent-style-name="Text_20_body">
      <style:text-properties fo:font-size="12pt" fo:language="en" fo:country="US" fo:font-weight="normal" style:font-size-asian="12pt" style:font-weight-asian="normal" style:font-size-complex="12pt" style:font-weight-complex="normal"/>
    </style:style>
    <style:style style:name="P15" style:family="paragraph" style:parent-style-name="Text_20_body">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16" style:family="paragraph" style:parent-style-name="Normal">
      <style:paragraph-properties fo:break-before="page"/>
      <style:text-properties fo:font-weight="bold" style:font-weight-asian="bold"/>
    </style:style>
    <style:style style:name="P17" style:family="paragraph" style:parent-style-name="Eliopoli_20_heading_20_1">
      <style:paragraph-properties fo:break-before="page"/>
      <style:text-properties fo:font-size="10pt" style:font-size-asian="10pt"/>
    </style:style>
    <style:style style:name="P18" style:family="paragraph" style:parent-style-name="Standard">
      <style:paragraph-properties style:snap-to-layout-grid="false"/>
      <style:text-properties fo:font-size="10pt" style:font-size-asian="10pt"/>
    </style:style>
    <style:style style:name="P19"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style:use-window-font-color="true" fo:font-weight="bold" style:font-weight-asian="bold"/>
    </style:style>
    <style:style style:name="P22" style:family="paragraph" style:parent-style-name="Standard">
      <style:paragraph-properties style:snap-to-layout-grid="false"/>
      <style:text-properties style:use-window-font-color="true"/>
    </style:style>
    <style:style style:name="P23" style:family="paragraph" style:parent-style-name="Standard">
      <style:text-properties fo:language="en" fo:country="US"/>
    </style:style>
    <style:style style:name="P24" style:family="paragraph" style:parent-style-name="Contents_20_Heading">
      <style:text-properties fo:font-size="10pt" style:font-size-asian="10pt"/>
    </style:style>
    <style:style style:name="P25" style:family="paragraph" style:parent-style-name="Contents_20_1">
      <style:paragraph-properties>
        <style:tab-stops>
          <style:tab-stop style:position="6in" style:type="right" style:leader-style="dotted" style:leader-text="."/>
        </style:tab-stops>
      </style:paragraph-properties>
    </style:style>
    <style:style style:name="P26" style:family="paragraph" style:parent-style-name="Contents_20_2">
      <style:paragraph-properties>
        <style:tab-stops>
          <style:tab-stop style:position="5.8035in" style:type="right" style:leader-style="dotted" style:leader-text="."/>
        </style:tab-stops>
      </style:paragraph-properties>
    </style:style>
    <style:style style:name="P27" style:family="paragraph" style:parent-style-name="Heading_20_3">
      <style:text-properties fo:font-size="14pt" fo:language="en" fo:country="US" fo:font-weight="bold" style:font-size-asian="14pt" style:font-weight-asian="bold" style:font-size-complex="14pt" style:font-weight-complex="bold"/>
    </style:style>
    <style:style style:name="P28" style:family="paragraph" style:parent-style-name="Heading_20_3">
      <style:text-properties fo:language="en" fo:country="US"/>
    </style:style>
    <style:style style:name="P29" style:family="paragraph" style:parent-style-name="Text_20_body">
      <style:paragraph-properties fo:margin-left="0.5in" fo:margin-right="0in" fo:text-indent="0in"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30" style:family="paragraph" style:parent-style-name="Text_20_body">
      <style:paragraph-properties fo:margin-left="0.5in" fo:margin-right="0in" fo:line-height="100%" fo:text-indent="0in" style:auto-text-indent="false" style:shadow="none">
        <style:tab-stops/>
      </style:paragraph-properties>
      <style:text-properties style:font-name="Times New Roman1" fo:font-size="14pt" fo:font-weight="normal" style:font-size-asian="14pt" style:font-weight-asian="normal" style:font-size-complex="14pt" style:font-weight-complex="normal"/>
    </style:style>
    <style:style style:name="P31" style:family="paragraph" style:parent-style-name="Standard" style:list-style-name="L1">
      <style:text-properties fo:language="en" fo:country="US"/>
    </style:style>
    <style:style style:name="P32" style:family="paragraph" style:parent-style-name="Standard">
      <style:text-properties style:font-name="Courier 10 Pitch" fo:font-size="10pt" style:font-size-asian="10pt" style:font-size-complex="10pt"/>
    </style:style>
    <style:style style:name="P33" style:family="paragraph" style:parent-style-name="Standard" style:list-style-name="L19">
      <style:text-properties style:font-name="Times New Roman1"/>
    </style:style>
    <style:style style:name="P34" style:family="paragraph" style:parent-style-name="Standard">
      <style:paragraph-properties fo:margin-left="0.5in" fo:margin-right="0in" fo:line-height="100%" fo:text-indent="0in" style:auto-text-indent="false" style:shadow="none">
        <style:tab-stops/>
      </style:paragraph-properties>
      <style:text-properties style:font-name="Courier 10 Pitch" fo:font-size="10pt" style:font-size-asian="10pt" style:font-size-complex="10pt"/>
    </style:style>
    <style:style style:name="P35" style:family="paragraph" style:parent-style-name="Standard">
      <style:paragraph-properties fo:margin-left="0.5in" fo:margin-right="0in" fo:text-indent="0in" style:auto-text-indent="false"/>
      <style:text-properties style:font-name="Courier 10 Pitch" fo:font-size="10pt" style:font-size-asian="10pt" style:font-size-complex="10pt"/>
    </style:style>
    <style:style style:name="P36" style:family="paragraph" style:parent-style-name="Standard">
      <style:paragraph-properties fo:margin-left="0.5in" fo:margin-right="0in" fo:text-indent="0in" style:auto-text-indent="false"/>
      <style:text-properties style:font-name="Courier 10 Pitch" fo:font-size="10pt" fo:font-weight="bold" style:font-size-asian="10pt" style:font-weight-asian="bold" style:font-size-complex="10pt" style:font-weight-complex="bold"/>
    </style:style>
    <style:style style:name="P37" style:family="paragraph" style:parent-style-name="Standard">
      <style:paragraph-properties fo:margin-left="0.5in" fo:margin-right="0in" fo:text-indent="0in" style:auto-text-indent="false"/>
      <style:text-properties style:font-name="Times New Roman1" fo:font-size="14pt" fo:font-weight="bold" style:font-size-asian="12.25pt" style:font-weight-asian="bold" style:font-size-complex="14pt" style:font-weight-complex="bold"/>
    </style:style>
    <style:style style:name="P38" style:family="paragraph" style:parent-style-name="Standard">
      <style:paragraph-properties fo:margin-left="1in" fo:margin-right="0in" fo:text-indent="0in" style:auto-text-indent="false"/>
      <style:text-properties style:font-name="Courier 10 Pitch" fo:font-size="10pt" style:font-size-asian="10pt" style:font-size-complex="10pt"/>
    </style:style>
    <style:style style:name="P39" style:family="paragraph" style:parent-style-name="Standard">
      <style:paragraph-properties fo:margin-left="1in" fo:margin-right="0in" fo:text-indent="0in" style:auto-text-indent="false"/>
      <style:text-properties style:font-name="Courier 10 Pitch" fo:font-size="10pt" fo:font-weight="bold" style:font-size-asian="10pt" style:font-weight-asian="bold" style:font-size-complex="10pt" style:font-weight-complex="bold"/>
    </style:style>
    <style:style style:name="P40" style:family="paragraph" style:parent-style-name="Text_20_body" style:list-style-name="L2">
      <style:text-properties fo:language="en" fo:country="US"/>
    </style:style>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4">
      <style:text-properties fo:font-size="12pt" fo:language="en" fo:country="US" fo:font-weight="normal" style:font-size-asian="10.5pt" style:font-weight-asian="normal" style:font-size-complex="12pt" style:font-weight-complex="normal"/>
    </style:style>
    <style:style style:name="P44" style:family="paragraph" style:parent-style-name="Text_20_body" style:list-style-name="L7">
      <style:text-properties fo:font-size="12pt" fo:language="en" fo:country="US" fo:font-weight="normal" style:font-size-asian="10.5pt" style:font-weight-asian="normal" style:font-size-complex="12pt" style:font-weight-complex="normal"/>
    </style:style>
    <style:style style:name="P45" style:family="paragraph" style:parent-style-name="Text_20_body" style:list-style-name="L8">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P46" style:family="paragraph" style:parent-style-name="Text_20_body" style:list-style-name="L7"/>
    <style:style style:name="P47" style:family="paragraph" style:parent-style-name="Text_20_body" style:list-style-name="L9"/>
    <style:style style:name="P48" style:family="paragraph" style:parent-style-name="Text_20_body" style:list-style-name="L11">
      <style:paragraph-properties fo:line-height="100%"/>
    </style:style>
    <style:style style:name="P49" style:family="paragraph" style:parent-style-name="Text_20_body">
      <style:text-properties fo:font-size="14pt" fo:language="en" fo:country="US" fo:font-weight="normal" style:font-size-asian="14pt" style:font-weight-asian="normal" style:font-size-complex="14pt" style:font-weight-complex="normal"/>
    </style:style>
    <style:style style:name="P50" style:family="paragraph" style:parent-style-name="Text_20_body" style:list-style-name="L18"/>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5">
      <style:paragraph-properties fo:margin-left="1.5in" fo:margin-right="0in" fo:text-indent="-0.25in" style:auto-text-indent="false"/>
    </style:style>
    <style:style style:name="P54" style:family="paragraph" style:parent-style-name="Text_20_body" style:list-style-name="L5">
      <style:paragraph-properties fo:margin-left="1.5in" fo:margin-right="0in" fo:text-indent="-0.25in" style:auto-text-indent="false"/>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55" style:family="paragraph" style:parent-style-name="Text_20_body" style:list-style-name="L6">
      <style:paragraph-properties fo:margin-left="1.5in" fo:margin-right="0in" fo:text-indent="-0.25in" style:auto-text-indent="false"/>
      <style:text-properties fo:font-size="12pt" fo:language="en" fo:country="US" fo:font-weight="normal" style:font-size-asian="10.5pt" style:font-weight-asian="normal" style:font-size-complex="12pt" style:font-weight-complex="normal"/>
    </style:style>
    <style:style style:name="P56" style:family="paragraph" style:parent-style-name="Text_20_body" style:list-style-name="L7">
      <style:paragraph-properties fo:margin-left="1in" fo:margin-right="0in" fo:text-indent="-0.25in" style:auto-text-indent="false"/>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P57" style:family="paragraph" style:parent-style-name="Text_20_body" style:list-style-name="L12">
      <style:paragraph-properties fo:margin-left="1in" fo:margin-right="0in" fo:line-height="100%" fo:text-indent="-0.25in" style:auto-text-indent="false" style:shadow="none">
        <style:tab-stops/>
      </style:paragraph-properties>
      <style:text-properties style:font-name="Times New Roman1" fo:font-size="14pt" style:font-size-asian="14pt" style:font-size-complex="14pt"/>
    </style:style>
    <style:style style:name="P58" style:family="paragraph" style:parent-style-name="Text_20_body" style:list-style-name="L12">
      <style:paragraph-properties fo:margin-left="1in" fo:margin-right="0in" fo:line-height="100%" fo:text-indent="-0.25in" style:auto-text-indent="false" style:shadow="none">
        <style:tab-stops/>
      </style:paragraph-properties>
    </style:style>
    <style:style style:name="P59" style:family="paragraph" style:parent-style-name="Text_20_body" style:list-style-name="L13">
      <style:paragraph-properties fo:margin-left="1in" fo:margin-right="0in" fo:line-height="100%" fo:text-indent="-0.25in" style:auto-text-indent="false" style:shadow="none">
        <style:tab-stops/>
      </style:paragraph-properties>
    </style:style>
    <style:style style:name="P60" style:family="paragraph" style:parent-style-name="Text_20_body" style:list-style-name="L12">
      <style:paragraph-properties fo:margin-left="1in" fo:margin-right="0in" fo:line-height="100%" fo:text-indent="-0.25in" style:auto-text-indent="false" style:shadow="none">
        <style:tab-stops/>
      </style:paragraph-properties>
      <style:text-properties style:font-name="Times New Roman1" fo:font-size="14pt" fo:font-weight="normal" style:font-size-asian="12.25pt" style:font-weight-asian="normal" style:font-size-complex="14pt" style:font-weight-complex="normal"/>
    </style:style>
    <style:style style:name="P61" style:family="paragraph" style:parent-style-name="Text_20_body">
      <style:paragraph-properties fo:margin-left="1in" fo:margin-right="0in" fo:line-height="100%" fo:text-indent="-0.25in" style:auto-text-indent="false" style:shadow="none">
        <style:tab-stops/>
      </style:paragraph-properties>
      <style:text-properties style:font-name="Courier 10 Pitch" fo:font-size="10pt" fo:font-weight="bold" style:font-size-asian="10pt" style:font-weight-asian="bold" style:font-size-complex="10pt" style:font-weight-complex="bold"/>
    </style:style>
    <style:style style:name="P62" style:family="paragraph" style:parent-style-name="Text_20_body" style:list-style-name="L10">
      <style:paragraph-properties fo:line-height="100%" style:shadow="none">
        <style:tab-stops/>
      </style:paragraph-properties>
    </style:style>
    <style:style style:name="P63" style:family="paragraph" style:parent-style-name="Text_20_body" style:list-style-name="L17">
      <style:paragraph-properties fo:line-height="100%" style:shadow="none">
        <style:tab-stops/>
      </style:paragraph-properties>
    </style:style>
    <style:style style:name="P64" style:family="paragraph" style:parent-style-name="Text_20_body" style:list-style-name="L10">
      <style:paragraph-properties fo:line-height="100%" style:shadow="none">
        <style:tab-stops/>
      </style:paragraph-properties>
      <style:text-properties style:font-name="Times New Roman1" fo:font-size="14pt" fo:language="en" fo:country="US" fo:font-weight="normal" style:font-size-asian="14pt" style:font-weight-asian="normal" style:font-size-complex="14pt" style:font-weight-complex="normal"/>
    </style:style>
    <style:style style:name="P65" style:family="paragraph" style:parent-style-name="Text_20_body" style:list-style-name="L10">
      <style:paragraph-properties fo:line-height="100%" style:shadow="none">
        <style:tab-stops/>
      </style:paragraph-properties>
      <style:text-properties style:font-name="Times New Roman1" fo:font-size="14pt" fo:font-weight="normal" style:font-size-asian="14pt" style:font-weight-asian="normal" style:font-size-complex="14pt" style:font-weight-complex="normal"/>
    </style:style>
    <style:style style:name="P66" style:family="paragraph" style:parent-style-name="Text_20_body" style:list-style-name="L10">
      <style:paragraph-properties fo:line-height="100%" style:shadow="none">
        <style:tab-stops/>
      </style:paragraph-properties>
      <style:text-properties style:font-name="Times New Roman1" fo:font-size="14pt" fo:font-weight="bold" style:font-size-asian="14pt" style:font-weight-asian="bold" style:font-size-complex="14pt" style:font-weight-complex="bold"/>
    </style:style>
    <style:style style:name="P67" style:family="paragraph" style:parent-style-name="Text_20_body" style:list-style-name="L14">
      <style:paragraph-properties fo:line-height="100%" style:shadow="none">
        <style:tab-stops/>
      </style:paragraph-properties>
      <style:text-properties style:font-name="Courier 10 Pitch" fo:font-size="10pt" fo:font-weight="bold" style:font-size-asian="10pt" style:font-weight-asian="bold" style:font-size-complex="10pt" style:font-weight-complex="bold"/>
    </style:style>
    <style:style style:name="P68" style:family="paragraph" style:parent-style-name="Text_20_body" style:list-style-name="L14">
      <style:paragraph-properties fo:line-height="100%" style:shadow="none">
        <style:tab-stops/>
      </style:paragraph-properties>
      <style:text-properties style:font-name="Times New Roman1" fo:font-size="14pt" style:font-size-asian="14pt" style:font-size-complex="14pt"/>
    </style:style>
    <style:style style:name="P69" style:family="paragraph" style:parent-style-name="Text_20_body">
      <style:paragraph-properties fo:margin-left="0.5in" fo:margin-right="0in" fo:line-height="100%" fo:text-indent="0in" style:auto-text-indent="false" style:shadow="none">
        <style:tab-stops/>
      </style:paragraph-properties>
      <style:text-properties style:font-name="Courier 10 Pitch" fo:font-size="10pt" fo:language="en" fo:country="US" fo:font-weight="bold" style:font-size-asian="10pt" style:font-weight-asian="bold" style:font-size-complex="10pt" style:font-weight-complex="bold"/>
    </style:style>
    <style:style style:name="P70" style:family="paragraph" style:parent-style-name="Text_20_body" style:list-style-name="L12">
      <style:paragraph-properties fo:margin-left="0.5in" fo:margin-right="0in" fo:line-height="100%" fo:text-indent="0in" style:auto-text-indent="false" style:shadow="none">
        <style:tab-stops/>
      </style:paragraph-properties>
      <style:text-properties fo:font-size="14pt" fo:font-weight="normal" style:font-size-asian="14pt" style:font-weight-asian="normal" style:font-size-complex="14pt" style:font-weight-complex="normal"/>
    </style:style>
    <style:style style:name="P71" style:family="paragraph" style:parent-style-name="Text_20_body">
      <style:paragraph-properties fo:margin-left="0.5in" fo:margin-right="0in" fo:line-height="100%" fo:text-indent="0in" style:auto-text-indent="false" style:shadow="none">
        <style:tab-stops/>
      </style:paragraph-properties>
    </style:style>
    <style:style style:name="P72" style:family="paragraph" style:parent-style-name="Text_20_body" style:list-style-name="L10">
      <style:paragraph-properties fo:margin-left="0.5in" fo:margin-right="0in" fo:line-height="100%" fo:text-indent="0in" style:auto-text-indent="false" style:shadow="none">
        <style:tab-stops/>
      </style:paragraph-properties>
    </style:style>
    <style:style style:name="P73" style:family="paragraph" style:parent-style-name="Text_20_body">
      <style:paragraph-properties fo:margin-left="0.5in" fo:margin-right="0in" fo:line-height="100%" fo:text-indent="0in" style:auto-text-indent="false" style:shadow="none">
        <style:tab-stops/>
      </style:paragraph-properties>
      <style:text-properties style:font-name="Courier 10 Pitch" fo:font-size="10pt" fo:font-weight="bold" style:font-size-asian="10pt" style:font-weight-asian="bold" style:font-size-complex="10pt" style:font-weight-complex="bold"/>
    </style:style>
    <style:style style:name="P74" style:family="paragraph" style:parent-style-name="Text_20_body">
      <style:paragraph-properties fo:margin-left="0.5in" fo:margin-right="0in" fo:text-indent="0in" style:auto-text-indent="false"/>
      <style:text-properties fo:font-size="14pt" style:font-size-asian="14pt" style:font-size-complex="14pt"/>
    </style:style>
    <style:style style:name="P75" style:family="paragraph" style:parent-style-name="Text_20_body">
      <style:paragraph-properties fo:margin-left="0.5in" fo:margin-right="0in" fo:text-indent="0in" style:auto-text-indent="false"/>
      <style:text-properties fo:font-size="14pt" fo:font-weight="bold" style:font-size-asian="14pt" style:font-weight-asian="bold" style:font-size-complex="14pt" style:font-weight-complex="bold"/>
    </style:style>
    <style:style style:name="P76" style:family="paragraph" style:parent-style-name="Text_20_body">
      <style:paragraph-properties fo:margin-left="0.5in" fo:margin-right="0in" fo:text-indent="0in" style:auto-text-indent="false"/>
      <style:text-properties fo:font-size="14pt" style:font-size-asian="12.25pt" style:font-size-complex="14pt"/>
    </style:style>
    <style:style style:name="P77" style:family="paragraph" style:parent-style-name="Heading_20_2">
      <style:text-properties fo:language="en" fo:country="US"/>
    </style:style>
    <style:style style:name="P78" style:family="paragraph" style:parent-style-name="Heading_20_2">
      <style:paragraph-properties fo:break-before="page"/>
      <style:text-properties fo:language="en" fo:country="US"/>
    </style:style>
    <style:style style:name="P79" style:family="paragraph" style:parent-style-name="Normal" style:master-page-name="First_20_Page">
      <style:paragraph-properties style:page-number="auto"/>
      <style:text-properties fo:font-size="10pt" style:font-size-asian="10pt"/>
    </style:style>
    <style:style style:name="P80" style:family="paragraph" style:parent-style-name="Heading_20_1">
      <style:paragraph-properties fo:break-before="page"/>
    </style:style>
    <style:style style:name="T1" style:family="text">
      <style:text-properties fo:text-transform="uppercase" style:font-name="Georgia" fo:font-size="8pt" fo:letter-spacing="0.0417in" style:font-size-asian="8pt"/>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color="#800000"/>
    </style:style>
    <style:style style:name="T8" style:family="text">
      <style:text-properties fo:font-size="12pt" fo:language="en" fo:country="US" fo:font-weight="normal" style:font-size-asian="10.5pt" style:font-weight-asian="normal" style:font-size-complex="12pt" style:font-weight-complex="normal"/>
    </style:style>
    <style:style style:name="T9"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10" style:family="text">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T11" style:family="text">
      <style:text-properties fo:font-size="12pt" fo:language="en" fo:country="US" fo:font-style="normal" fo:font-weight="bold" style:font-size-asian="10.5pt" style:font-style-asian="normal" style:font-weight-asian="bold" style:font-size-complex="12pt" style:font-style-complex="normal" style:font-weight-complex="bold"/>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ize="14pt"/>
    </style:style>
    <style:style style:name="T15" style:family="text">
      <style:text-properties fo:font-size="14pt" fo:language="en" fo:country="US" fo:font-weight="normal" style:font-size-asian="14pt" style:font-weight-asian="normal" style:font-size-complex="14pt" style:font-weight-complex="normal"/>
    </style:style>
    <style:style style:name="T16" style:family="text">
      <style:text-properties fo:font-size="14pt" fo:language="en" fo:country="US" fo:font-weight="normal" style:font-size-asian="10pt" style:font-weight-asian="normal" style:font-size-complex="14pt" style:font-weight-complex="normal"/>
    </style:style>
    <style:style style:name="T17" style:family="text">
      <style:text-properties fo:font-size="14pt" fo:language="en" fo:country="US" fo:font-weight="normal" style:font-size-asian="12.25pt" style:font-weight-asian="normal" style:font-size-complex="14pt" style:font-weight-complex="normal"/>
    </style:style>
    <style:style style:name="T18"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19" style:family="text">
      <style:text-properties fo:font-size="14pt" fo:language="en" fo:country="US" style:font-size-asian="14pt" style:font-size-complex="14pt"/>
    </style:style>
    <style:style style:name="T20" style:family="text">
      <style:text-properties fo:font-size="14pt" fo:language="en" fo:country="US" fo:font-weight="bold" style:font-size-asian="14pt" style:font-weight-asian="bold" style:font-size-complex="14pt" style:font-weight-complex="bold"/>
    </style:style>
    <style:style style:name="T21" style:family="text">
      <style:text-properties fo:font-size="14pt" fo:language="en" fo:country="US" fo:font-weight="bold" style:font-size-asian="12.25pt" style:font-weight-asian="bold" style:font-size-complex="14pt" style:font-weight-complex="bold"/>
    </style:style>
    <style:style style:name="T22" style:family="text">
      <style:text-properties fo:font-size="14pt" style:font-size-asian="14pt" style:font-size-complex="14pt"/>
    </style:style>
    <style:style style:name="T23" style:family="text">
      <style:text-properties fo:font-size="14pt" style:font-size-asian="12.25pt" style:font-size-complex="14pt"/>
    </style:style>
    <style:style style:name="T24" style:family="text">
      <style:text-properties fo:font-size="14pt" fo:font-style="italic" style:font-size-asian="14pt" style:font-style-asian="italic" style:font-size-complex="14pt" style:font-style-complex="italic"/>
    </style:style>
    <style:style style:name="T25" style:family="text">
      <style:text-properties style:font-name="Times New Roman1"/>
    </style:style>
    <style:style style:name="T26" style:family="text">
      <style:text-properties style:font-name="Times New Roman1" fo:language="en" fo:country="US" fo:font-weight="normal" style:font-size-asian="14pt" style:font-weight-asian="normal" style:font-weight-complex="normal"/>
    </style:style>
    <style:style style:name="T27" style:family="text">
      <style:text-properties style:font-name="Times New Roman1" fo:language="en" fo:country="US" fo:font-style="italic" fo:font-weight="normal" style:font-size-asian="14pt" style:font-style-asian="italic" style:font-weight-asian="normal" style:font-style-complex="italic" style:font-weight-complex="normal"/>
    </style:style>
    <style:style style:name="T28" style:family="text">
      <style:text-properties style:font-name="Times New Roman1" fo:language="en" fo:country="US" fo:font-style="normal" fo:font-weight="normal" style:font-size-asian="14pt" style:font-style-asian="normal" style:font-weight-asian="normal" style:font-style-complex="normal" style:font-weight-complex="normal"/>
    </style:style>
    <style:style style:name="T29" style:family="text">
      <style:text-properties style:font-name="Times New Roman1" fo:font-size="14pt" fo:language="en" fo:country="US" fo:font-weight="normal" style:font-size-asian="14pt" style:font-weight-asian="normal" style:font-size-complex="14pt" style:font-weight-complex="normal"/>
    </style:style>
    <style:style style:name="T30"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31" style:family="text">
      <style:text-properties style:font-name="Times New Roman1" fo:font-size="14pt" fo:language="en" fo:country="US" fo:font-style="italic" style:font-size-asian="14pt" style:font-style-asian="italic" style:font-size-complex="14pt" style:font-style-complex="italic"/>
    </style:style>
    <style:style style:name="T32" style:family="text">
      <style:text-properties style:font-name="Times New Roman1" fo:font-size="14pt" fo:language="en" fo:country="US" style:font-size-asian="14pt" style:font-size-complex="14pt"/>
    </style:style>
    <style:style style:name="T33" style:family="text">
      <style:text-properties style:font-name="Times New Roman1" fo:font-size="14pt" fo:language="en" fo:country="US" fo:font-weight="bold" style:font-size-asian="14pt" style:font-weight-asian="bold" style:font-size-complex="14pt" style:font-weight-complex="bold"/>
    </style:style>
    <style:style style:name="T34" style:family="text">
      <style:text-properties style:font-name="Courier 10 Pitch" fo:font-size="10pt" fo:language="en" fo:country="US" fo:font-weight="bold" style:font-size-asian="10pt" style:font-weight-asian="bold" style:font-size-complex="10pt" style:font-weight-complex="bold"/>
    </style:style>
    <style:style style:name="T35" style:family="text">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T36" style:family="text">
      <style:text-properties style:font-name="Courier 10 Pitch" fo:font-size="10pt" fo:language="en" fo:country="US" style:font-size-asian="10pt" style:font-size-complex="10pt"/>
    </style:style>
    <style:style style:name="T37" style:family="text">
      <style:text-properties style:font-name="Courier 10 Pitch" fo:font-size="10pt" fo:language="en" fo:country="US" fo:font-weight="normal" style:font-size-asian="10pt" style:font-weight-asian="normal" style:font-size-complex="10pt" style:font-weight-complex="normal"/>
    </style:style>
    <style:style style:name="T38" style:family="text">
      <style:text-properties style:font-name="Courier 10 Pitch" fo:language="en" fo:country="US" fo:font-weight="bold" style:font-weight-asian="bold" style:font-weight-complex="bold"/>
    </style:style>
    <style:style style:name="T39" style:family="text">
      <style:text-properties style:font-name="Courier 10 Pitch" fo:font-size="14pt" fo:language="en" fo:country="US" fo:font-weight="normal" style:font-size-asian="14pt" style:font-weight-asian="normal" style:font-size-complex="14pt" style:font-weight-complex="normal"/>
    </style:style>
    <style:style style:name="T40" style:family="text">
      <style:text-properties fo:color="#000000" style:font-name="Courier 10 Pitch" fo:font-size="10pt" fo:language="en" fo:country="US" fo:font-weight="bold" style:font-name-asian="Monospace" style:font-size-asian="10pt" style:font-weight-asian="bold" style:font-name-complex="Monospace" style:font-size-complex="10pt" style:font-weight-complex="bold"/>
    </style:style>
    <style:style style:name="T41" style:family="text">
      <style:text-properties fo:font-weight="normal"/>
    </style:style>
    <style:style style:name="T42" style:family="text">
      <style:text-properties fo:font-weight="normal" style:font-weight-asian="normal" style:font-weight-complex="normal"/>
    </style:style>
    <style:style style:name="T43" style:family="text">
      <style:text-properties style:font-weight-asian="normal"/>
    </style:style>
    <style:style style:name="T44" style:family="text">
      <style:text-properties style:font-size-complex="14pt"/>
    </style:style>
    <style:style style:name="T45" style:family="text">
      <style:text-properties style:font-weight-complex="normal"/>
    </style:style>
    <style:style style:name="T46" style:family="text">
      <style:text-properties fo:font-weight="bold" style:font-weight-asian="bold" style:font-weight-complex="bold"/>
    </style:style>
    <style:style style:name="T47" style:family="text">
      <style:text-properties style:font-size-asian="12.25pt"/>
    </style:style>
    <style:style style:name="T48" style:family="text">
      <style:text-properties style:font-name="Times New Roman1"/>
    </style:style>
    <style:style style:name="T49" style:family="text">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T50" style:family="text">
      <style:text-properties style:font-name="Times New Roman1" fo:font-size="14pt" fo:language="en" fo:country="US" fo:font-weight="normal" style:font-size-asian="14pt" style:font-weight-asian="normal" style:font-size-complex="14pt" style:font-weight-complex="normal"/>
    </style:style>
    <style:style style:name="T51" style:family="text">
      <style:text-properties style:font-name="Times New Roman1" fo:font-size="14pt" fo:language="en" fo:country="US" fo:font-weight="normal" style:font-size-asian="12.25pt" style:font-weight-asian="normal" style:font-size-complex="14pt" style:font-weight-complex="normal"/>
    </style:style>
    <style:style style:name="T52" style:family="text">
      <style:text-properties style:font-name="Times New Roman1" fo:font-size="14pt" fo:language="en" fo:country="US" style:font-size-asian="14pt" style:font-size-complex="14pt"/>
    </style:style>
    <style:style style:name="T53"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54" style:family="text">
      <style:text-properties style:font-name="Times New Roman1" fo:font-size="14pt" fo:language="en" fo:country="US" fo:font-style="italic" fo:font-weight="normal" style:font-size-asian="12.25pt" style:font-style-asian="italic" style:font-weight-asian="normal" style:font-size-complex="14pt" style:font-style-complex="italic" style:font-weight-complex="normal"/>
    </style:style>
    <style:style style:name="T55" style:family="text">
      <style:text-properties style:font-name="Times New Roman1" fo:font-size="14pt" fo:language="en" fo:country="US" fo:font-weight="bold" style:font-size-asian="14pt" style:font-weight-asian="bold" style:font-size-complex="14pt" style:font-weight-complex="bold"/>
    </style:style>
    <style:style style:name="T56" style:family="text">
      <style:text-properties style:font-name="Times New Roman1" fo:font-size="14pt" fo:font-weight="normal" style:font-size-asian="14pt" style:font-weight-asian="normal" style:font-size-complex="14pt" style:font-weight-complex="normal"/>
    </style:style>
    <style:style style:name="T57" style:family="text">
      <style:text-properties style:font-name="Times New Roman1" fo:language="en" fo:country="US" fo:font-weight="normal" style:font-weight-asian="normal" style:font-weight-complex="normal"/>
    </style:style>
    <style:style style:name="T58" style:family="text">
      <style:text-properties style:font-name="Times New Roman1" fo:font-style="italic" style:font-style-asian="italic" style:font-style-complex="italic"/>
    </style:style>
    <style:style style:name="T59" style:family="text">
      <style:text-properties style:font-size-asian="14pt"/>
    </style:style>
    <style:style style:name="T60" style:family="text">
      <style:text-properties style:font-name="Courier 10 Pitch" fo:font-size="10pt" fo:language="en" fo:country="US" fo:font-weight="normal" style:font-size-asian="10pt" style:font-weight-asian="normal" style:font-size-complex="10pt" style:font-weight-complex="normal"/>
    </style:style>
    <style:style style:name="T61" style:family="text">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Courier 10 Pitch" fo:language="en" fo:country="US" fo:font-weight="normal" style:font-weight-asian="normal" style:font-weight-complex="normal"/>
    </style:style>
    <style:style style:name="T63" style:family="text">
      <style:text-properties style:font-name="Courier 10 Pitch" fo:language="en" fo:country="US" fo:font-style="italic" fo:font-weight="normal" style:font-style-asian="italic" style:font-weight-asian="normal" style:font-style-complex="italic" style:font-weight-complex="normal"/>
    </style:style>
    <style:style style:name="T64" style:family="text">
      <style:text-properties style:font-name="Courier 10 Pitch" fo:font-size="14pt" fo:language="en" fo:country="US" fo:font-weight="normal" style:font-size-asian="10pt" style:font-weight-asian="normal" style:font-size-complex="14pt" style:font-weight-complex="normal"/>
    </style:style>
    <style:style style:name="T65" style:family="text">
      <style:text-properties style:font-name="Courier 10 Pitch" fo:font-size="14pt" fo:language="en" fo:country="US" fo:font-weight="normal" style:font-size-asian="12.25pt" style:font-weight-asian="normal" style:font-size-complex="14pt" style:font-weight-complex="normal"/>
    </style:style>
    <style:style style:name="T6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min-label-width="0.1965in"/>
        <style:text-properties style:font-name="StarSymbol2"/>
      </text:list-level-style-bullet>
      <text:list-level-style-bullet text:level="2" text:style-name="Bullet_20_Symbols" style:num-suffix="." text:bullet-char="✔">
        <style:list-level-properties text:space-before="0.1972in" text:min-label-width="0.1965in"/>
        <style:text-properties style:font-name="StarSymbol2"/>
      </text:list-level-style-bullet>
      <text:list-level-style-bullet text:level="3" text:style-name="Bullet_20_Symbols" style:num-suffix="." text:bullet-char="✔">
        <style:list-level-properties text:space-before="0.3937in" text:min-label-width="0.1965in"/>
        <style:text-properties style:font-name="StarSymbol2"/>
      </text:list-level-style-bullet>
      <text:list-level-style-bullet text:level="4" text:style-name="Bullet_20_Symbols" style:num-suffix="." text:bullet-char="✔">
        <style:list-level-properties text:space-before="0.5909in" text:min-label-width="0.1965in"/>
        <style:text-properties style:font-name="StarSymbol2"/>
      </text:list-level-style-bullet>
      <text:list-level-style-bullet text:level="5" text:style-name="Bullet_20_Symbols" style:num-suffix="." text:bullet-char="✔">
        <style:list-level-properties text:space-before="0.7874in" text:min-label-width="0.1965in"/>
        <style:text-properties style:font-name="StarSymbol2"/>
      </text:list-level-style-bullet>
      <text:list-level-style-bullet text:level="6" text:style-name="Bullet_20_Symbols" style:num-suffix="." text:bullet-char="✔">
        <style:list-level-properties text:space-before="0.9846in" text:min-label-width="0.1965in"/>
        <style:text-properties style:font-name="StarSymbol2"/>
      </text:list-level-style-bullet>
      <text:list-level-style-bullet text:level="7" text:style-name="Bullet_20_Symbols" style:num-suffix="." text:bullet-char="✔">
        <style:list-level-properties text:space-before="1.1815in" text:min-label-width="0.1965in"/>
        <style:text-properties style:font-name="StarSymbol2"/>
      </text:list-level-style-bullet>
      <text:list-level-style-bullet text:level="8" text:style-name="Bullet_20_Symbols" style:num-suffix="." text:bullet-char="✔">
        <style:list-level-properties text:space-before="1.3787in" text:min-label-width="0.1965in"/>
        <style:text-properties style:font-name="StarSymbol2"/>
      </text:list-level-style-bullet>
      <text:list-level-style-bullet text:level="9" text:style-name="Bullet_20_Symbols" style:num-suffix="." text:bullet-char="✔">
        <style:list-level-properties text:space-before="1.5752in" text:min-label-width="0.1965in"/>
        <style:text-properties style:font-name="StarSymbol2"/>
      </text:list-level-style-bullet>
      <text:list-level-style-bullet text:level="10" text:style-name="Bullet_20_Symbols" style:num-suffix="." text:bullet-char="✔">
        <style:list-level-properties text:space-before="1.7724in" text:min-label-width="0.1965in"/>
        <style:text-properties style:font-name="StarSymbol2"/>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5"/>
      <text:p text:style-name="P6"/>
      <text:p text:style-name="P6"/>
      <text:p text:style-name="P6"/>
      <text:p text:style-name="P6"/>
      <text:p text:style-name="P6"/>
      <text:p text:style-name="P6"/>
      <text:p text:style-name="P6"/>
      <text:p text:style-name="P6"/>
      <text:p text:style-name="P7"/>
      <text:p text:style-name="P7"><text:title>Creating a Chronos Document Template</text:title></text:p>
      <text:p text:style-name="P8"><text:subject>Introduction to MDA</text:subject></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16"/>
      <text:p text:style-name="P16"/>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ABSTRACT<text:tab/>5</text:p>
            <text:p text:style-name="P26">Introduction<text:tab/>6</text:p>
            <text:p text:style-name="P26">REQUIREMENTS<text:tab/>6</text:p>
            <text:p text:style-name="P26">Skills<text:tab/>6</text:p>
            <text:p text:style-name="P26">Goal<text:tab/>6</text:p>
            <text:p text:style-name="P26">Time<text:tab/>6</text:p>
            <text:p text:style-name="P26">(horror) Scenario<text:tab/>6</text:p>
            <text:p text:style-name="P26">How-to<text:tab/>6</text:p>
          </text:index-body>
        </text:table-of-content>
        <text:p text:style-name="P24"/>
      </text:section>
      <text:section text:style-name="Sect3" text:name="Section3">
        <text:p text:style-name="P17"/>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8"/>
            </table:table-cell>
            <table:table-cell table:style-name="Table1.B1" office:value-type="string">
              <text:p text:style-name="P18"/>
            </table:table-cell>
          </table:table-row>
          <table:table-row table:style-name="Table1.1">
            <table:table-cell table:style-name="Table1.A2" office:value-type="string">
              <text:p text:style-name="P20">Author:</text:p>
            </table:table-cell>
            <table:table-cell table:style-name="Table1.B2" office:value-type="string">
              <text:p text:style-name="P20"><text:initial-creator>Ingo Herwig</text:initial-creator></text:p>
            </table:table-cell>
          </table:table-row>
          <table:table-row table:style-name="Table1.1">
            <table:table-cell table:style-name="Table1.A2" office:value-type="string">
              <text:p text:style-name="P20">Version:</text:p>
            </table:table-cell>
            <table:table-cell table:style-name="Table1.B2" office:value-type="string">
              <text:p text:style-name="P20">0.<text:editing-cycles>189</text:editing-cycles></text:p>
            </table:table-cell>
          </table:table-row>
          <table:table-row table:style-name="Table1.1">
            <table:table-cell table:style-name="Table1.A2" office:value-type="string">
              <text:p text:style-name="P20">Created:</text:p>
            </table:table-cell>
            <table:table-cell table:style-name="Table1.B2" office:value-type="string">
              <text:p text:style-name="P20"><text:date style:data-style-name="N37" text:date-value="2010-11-18T11:36:48" text:fixed="true">11/18/10</text:date></text:p>
            </table:table-cell>
          </table:table-row>
          <table:table-row table:style-name="Table1.1">
            <table:table-cell table:style-name="Table1.A2" office:value-type="string">
              <text:p text:style-name="Standard">Source:</text:p>
            </table:table-cell>
            <table:table-cell table:style-name="Table1.B2" office:value-type="string">
              <text:p text:style-name="P20">The current version of this document can be found under:</text:p>
              <text:p text:style-name="P19"><text:a xlink:type="simple" xlink:href="http://olympos.svn.sourceforge.net/viewvc/olympos/trunk/olympos/chronos/docs/HelloWorld_DocumentGeneration.odt">http://olympos.svn.sourceforge.net/viewvc/olympos/trunk/olympos/chronos/docs/HelloWorld_DocumentGeneration.odt</text:a></text:p>
            </table:table-cell>
          </table:table-row>
          <table:table-row table:style-name="Table1.1">
            <table:table-cell table:style-name="Table1.B2" table:number-columns-spanned="2" office:value-type="string">
              <text:p text:style-name="P18"/>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date</text:p>
            </table:table-cell>
            <table:table-cell table:style-name="Table2.A1" office:value-type="string">
              <text:p text:style-name="P21">author</text:p>
            </table:table-cell>
            <table:table-cell table:style-name="Table2.C1" office:value-type="string">
              <text:p text:style-name="P21">changes</text:p>
            </table:table-cell>
          </table:table-row>
          <table:table-row table:style-name="Table2.1">
            <table:table-cell table:style-name="Table2.A2" office:value-type="string">
              <text:p text:style-name="P20"><text:date style:data-style-name="N37" text:date-value="2010-11-18T11:37:15" text:fixed="true">11/18/10</text:date></text:p>
            </table:table-cell>
            <table:table-cell table:style-name="Table2.A2" office:value-type="string">
              <text:p text:style-name="P22"><text:initial-creator>Ingo Herwig</text:initial-creator></text:p>
            </table:table-cell>
            <table:table-cell table:style-name="Table2.C2" office:value-type="string">
              <text:p text:style-name="P22">created</text:p>
            </table:table-cell>
          </table:table-row>
        </table:table>
        <text:h text:style-name="P80" text:outline-level="1">ABSTRACT</text:h>
        <text:p text:style-name="Standard"><text:description>This document explains how to create a template for the Chronos document generator. </text:description></text:p>
        <text:p text:style-name="Standard"/>
        <text:p text:style-name="Standard"/>
        <text:h text:style-name="P78" text:outline-level="2">Introduction</text:h>
        <text:p text:style-name="P23"/>
        <text:h text:style-name="P77" text:outline-level="2">REQUIREMENTS</text:h>
        <text:list xml:id="list1690802767" text:style-name="L1">
          <text:list-item>
            <text:p text:style-name="P31">LAMP/WAMP installation (XAMPP <text:a xlink:type="simple" xlink:href="http://www.apachefriends.org/">http://www.apachefriends.org/</text:a> <text:s/>suggested)</text:p>
          </text:list-item>
          <text:list-item>
            <text:p text:style-name="P31">Java 1.6 (<text:a xlink:type="simple" xlink:href="http://www.java.sun.com/">www.java.sun.com</text:a>)</text:p>
          </text:list-item>
          <text:list-item>
            <text:p text:style-name="P31">Working installation of Chronos Web Modeler, <text:a xlink:type="simple" xlink:href="http://sourceforge.net/projects/olympos/">http://sourceforge.net/projects/olympos/</text:a></text:p>
          </text:list-item>
        </text:list>
        <text:h text:style-name="P77" text:outline-level="2">Skills</text:h>
        <text:list xml:id="list1772786005" text:style-name="L2">
          <text:list-item>
            <text:p text:style-name="P40">Basic UML and Object Oriented thinking</text:p>
          </text:list-item>
          <text:list-item>
            <text:p text:style-name="P40">Basic Xtend, Xpand knowledge</text:p>
          </text:list-item>
          <text:list-item>
            <text:p text:style-name="P40">some patience :o)~</text:p>
          </text:list-item>
        </text:list>
        <text:h text:style-name="P77" text:outline-level="2">Goal</text:h>
        <text:p text:style-name="P10">At the end of this step by step tutorial you will be able to reproduce all steps for creating a template that transforms an UML file into an Open Office document.</text:p>
        <text:h text:style-name="P77" text:outline-level="2">Time</text:h>
        <text:p text:style-name="P10">You need about <text:span text:style-name="T7">- </text:span>hour to complete this step by step tutorial.</text:p>
        <text:h text:style-name="P77" text:outline-level="2">(horror) Scenario</text:h>
        <text:p text:style-name="P10">Your boss hates UML and wants to have a document that contains the domain models for easy reference.</text:p>
        <text:h text:style-name="P77" text:outline-level="2">How-to</text:h>
        <text:p text:style-name="P28">Overview</text:p>
        <text:p text:style-name="Text_20_body"><text:span text:style-name="T2">The Chronos Web Modeler (CWM) allows users to export a model (or part of a model) into a variety of output formats. All exports are internally executed by different cartridges of the Chronos Generator that runs on the CWM server. One of these cartridges is the </text:span><text:span text:style-name="T3">DocumentGeneration</text:span><text:span text:style-name="T2"> cartridge that allows to transform the model into Open Office documents based on pre-defined templates. The standard distribution includes two templates:</text:span></text:p>
        <text:list xml:id="list261059587" text:style-name="L3">
          <text:list-item>
            <text:p text:style-name="P41"><text:span text:style-name="T2">A </text:span><text:span text:style-name="T3">Standard</text:span><text:span text:style-name="T2"> template that exports all model content into a documentation file. The output format may be chosen from Microsoft Word, Open Office Writer and PDF.</text:span></text:p>
          </text:list-item>
          <text:list-item>
            <text:p text:style-name="P41"><text:span text:style-name="T2">A </text:span><text:span text:style-name="T3">Use Case Point Analysis</text:span><text:span text:style-name="T2"> template that creates a Open Office Spreadsheet containing a use case point analysis based on the model.</text:span></text:p>
          </text:list-item>
        </text:list>
        <text:p text:style-name="P10">Users may add additional templates by accomplishing the following steps.</text:p>
        <text:p text:style-name="P27"><text:soft-page-break/>Step 1: Define the Document Template</text:p>
        <text:p text:style-name="P13">This step is all about defining the visual appearance and structure of the document. We do this by creating a document in Open Office Writer that contains examples of all content variations, that the exported document in future should support. This also includes example content for all styles that will be referenced (e.g. Headline styles).</text:p>
        <text:p text:style-name="P13">Since this document will be decomposed in the next step – which makes reversion hard, if not impossible – <text:s/>it's very important to check thoroughly if all requirements are fulfilled.</text:p>
        <text:p text:style-name="P13">Define the document template by accomplishing the following steps:</text:p>
        <text:list xml:id="list163974644" text:style-name="L4">
          <text:list-item>
            <text:p text:style-name="P43">Create an empty document in Open Office Writer.</text:p>
          </text:list-item>
          <text:list-item>
            <text:p text:style-name="P43">Define the basic document appearance and structure including:</text:p>
          </text:list-item>
        </text:list>
        <text:list xml:id="list2082718621" text:style-name="L5">
          <text:list-item>
            <text:p text:style-name="P53">Document header</text:p>
          </text:list-item>
          <text:list-item>
            <text:p text:style-name="P54">Document footer</text:p>
          </text:list-item>
          <text:list-item>
            <text:p text:style-name="P54">Title page</text:p>
          </text:list-item>
          <text:list-item>
            <text:p text:style-name="P54">Pages with basic document information</text:p>
          </text:list-item>
          <text:list-item>
            <text:p text:style-name="P54">Table of contents</text:p>
          </text:list-item>
          <text:list-item>
            <text:p text:style-name="P54">Index</text:p>
          </text:list-item>
        </text:list>
        <text:list xml:id="list1022036419" text:continue-list="list163974644" text:style-name="L4">
          <text:list-item>
            <text:p text:style-name="P43">Define the representation of model elements. A common way to present elements like Requirements, Use Cases and Classes is using a table for each element which lists its attributes and their values. The <text:span text:style-name="T12">package structure </text:span>could be reflected in the chapter hierarchy.</text:p>
          </text:list-item>
        </text:list>
        <text:list xml:id="list809330081" text:style-name="L6">
          <text:list-item>
            <text:p text:style-name="P55">Create an example table for the element representation</text:p>
          </text:list-item>
          <text:list-item>
            <text:p text:style-name="P55">Create an example headline for each possible hierarchy level</text:p>
          </text:list-item>
        </text:list>
        <text:list xml:id="list120952459" text:continue-list="list1022036419" text:style-name="L4">
          <text:list-item>
            <text:p text:style-name="P42"><text:span text:style-name="T8">Mark variable parts (e.g. document title, element name) using a common pattern in order to make them easier to identify in the further steps. In this tutorial we will use square brackets (e.g. </text:span><text:span text:style-name="T9">[[document.title]]</text:span><text:span text:style-name="T8">, </text:span><text:span text:style-name="T9">[[element.name]]</text:span><text:span text:style-name="T8">).</text:span></text:p>
          </text:list-item>
          <text:list-item>
            <text:p text:style-name="P43">Double-check the document and proceed with the following step.</text:p>
          </text:list-item>
        </text:list>
        <text:p text:style-name="P13">To simplify these steps, the tutorial provides an example document that is ready to use. The document's name is <text:span text:style-name="T13">ChronosDefault.odt</text:span>. In the following steps we will refer to this file.</text:p>
        <text:p text:style-name="P11">Step 2: Add the Template to the Generator</text:p>
        <text:p text:style-name="P14">In this step we will integrate the document into the generator. This will allow us to create an instance of the document using CWM, but without any model content yet. The transformation of the model content into the document is subject of the following step.</text:p>
        <text:p text:style-name="P13">Accomplish the following steps:</text:p>
        <text:list xml:id="list896704636" text:style-name="L7">
          <text:list-item>
            <text:p text:style-name="P44">Locate the Chronos Generator installation directory (we assume <text:span text:style-name="T13">/var/www/cwm/generator/</text:span><text:span text:style-name="T12"> in this tutorial)</text:span>.</text:p>
          </text:list-item>
          <text:list-item>
            <text:p text:style-name="P44">Create a new directory named ChronosDefault in <text:soft-page-break/><text:span text:style-name="T13">cartridge/DocumentGeneration/template/</text:span> inside the generator installation directory. We refer to this directory as <text:span text:style-name="T13">template directory</text:span> from now on.</text:p>
          </text:list-item>
          <text:list-item>
            <text:p text:style-name="P46"><text:span text:style-name="T8">Rename the document to </text:span><text:span text:style-name="T9">ChronosDefault.zip</text:span><text:span text:style-name="T8"> and extract it to a directory named </text:span><text:span text:style-name="T9">ChronosDefault</text:span><text:span text:style-name="T8"> on your hard drive. We refer to this directory as </text:span><text:span text:style-name="T9">source directory</text:span><text:span text:style-name="T8"> from now on.</text:span></text:p>
          </text:list-item>
          <text:list-item>
            <text:p text:style-name="P44">Move the following files from the source directory to the template directory and change their file extension to <text:span text:style-name="T13">.xpt</text:span>. Editing these files will be easier, if the xml content is indented properly. You can do this using <text:span text:style-name="T13">Eclipse</text:span>, <text:span text:style-name="T13">xmllint --format</text:span> or any other tool that is capable of this.</text:p>
          </text:list-item>
          <text:list-item>
            <text:p text:style-name="P56">content.xml</text:p>
          </text:list-item>
          <text:list-item>
            <text:p text:style-name="P56">styles.xml</text:p>
          </text:list-item>
          <text:list-item>
            <text:p text:style-name="P56">META-INF/manifest.xml</text:p>
          </text:list-item>
          <text:list-item>
            <text:p text:style-name="P46"><text:span text:style-name="T10">Compress the remaining files of source directory into a archive named </text:span><text:span text:style-name="T9">empty-shell.zip</text:span><text:span text:style-name="T10"> and rename it to <text:s/></text:span><text:span text:style-name="T9">empty-shell.odt</text:span><text:span text:style-name="T10">. </text:span><text:span text:style-name="T11">Caution</text:span><text:span text:style-name="T10">: It is crucial to keep the existing structure inside the archive – especially take care to not zip the extracted folder itself into the archive.</text:span></text:p>
          </text:list-item>
          <text:list-item>
            <text:p text:style-name="P46"><text:span text:style-name="T10">Create an empty file named </text:span><text:span text:style-name="T9">static.properties</text:span><text:span text:style-name="T10">.</text:span></text:p>
          </text:list-item>
          <text:list-item>
            <text:p text:style-name="P46"><text:span text:style-name="T10">Create a file named </text:span><text:span text:style-name="T9">templateinfo.xml</text:span><text:span text:style-name="T10"> with the following content:</text:span></text:p>
          </text:list-item>
        </text:list>
        <text:p text:style-name="P29">&lt;?xml version="1.0" encoding="utf-8"?&gt; </text:p>
        <text:p text:style-name="P29">&lt;templateinfo&gt; </text:p>
        <text:p text:style-name="P29"><text:tab/>&lt;title&gt;ChronosDefault&lt;/title&gt; </text:p>
        <text:p text:style-name="P29"><text:tab/>&lt;description&gt;Default Chronos Template&lt;/description&gt; </text:p>
        <text:p text:style-name="P29"><text:tab/>&lt;scope&gt;Model,Package&lt;/scope&gt; </text:p>
        <text:p text:style-name="P29">&lt;/templateinfo&gt;</text:p>
        <text:p text:style-name="P15"><text:tab/>This file is used by CWM to display basic template information.</text:p>
        <text:p text:style-name="Text_20_body"><text:span text:style-name="T10">At the end of this step you should see the following files in </text:span><text:span text:style-name="T9">/var/www/cwm/generator/cartridge/DocumentGeneration/template/ChronosDefault</text:span><text:span text:style-name="T10">:</text:span></text:p>
        <text:list xml:id="list38175955" text:style-name="L8">
          <text:list-item>
            <text:p text:style-name="P45">content.xpt </text:p>
          </text:list-item>
          <text:list-item>
            <text:p text:style-name="P45">empty-shell.odt </text:p>
          </text:list-item>
          <text:list-item>
            <text:p text:style-name="P45">manifest.xpt </text:p>
          </text:list-item>
          <text:list-item>
            <text:p text:style-name="P45">static.properties </text:p>
          </text:list-item>
          <text:list-item>
            <text:p text:style-name="P45">styles.xpt </text:p>
          </text:list-item>
          <text:list-item>
            <text:p text:style-name="P45">templateinfo.xml</text:p>
          </text:list-item>
        </text:list>
        <text:p text:style-name="P11">Step 3: Create the Content Transformation</text:p>
        <text:p text:style-name="P12">To create the final document the generator extracts information from the model and puts it into the document template. It utilizes different programming languages in this process. While <text:span text:style-name="T13">Xtend</text:span> is used to transform the <text:soft-page-break/>model and extract information, the <text:span text:style-name="T13">Xpand</text:span> language is used to control the output. Since the generator's DocumentGeneration cartridge already <text:s/>provides the Xtend functions used to extract the relevant information, we only have to do the Xpand part when creating a new template. To do so, execute the following steps:</text:p>
        <text:p text:style-name="P12"><text:tab/><text:span text:style-name="T46">manifest.xpt</text:span></text:p>
        <text:list xml:id="list1389073080" text:style-name="L9">
          <text:list-item>
            <text:p text:style-name="P47"><text:span text:style-name="T15">Open the file </text:span><text:span text:style-name="T18">manifest.xpt</text:span><text:span text:style-name="T15"> and add the following Xpand commands to the beginning and the end of document (added text is bold):</text:span></text:p>
          </text:list-item>
        </text:list>
        <text:p text:style-name="P36">«IMPORT uml» </text:p>
        <text:p text:style-name="P36">«IMPORT Chronos» </text:p>
        <text:p text:style-name="P36">«IMPORT diagrams» </text:p>
        <text:p text:style-name="P36"/>
        <text:p text:style-name="P36">«EXTENSION cartridge::DocumentGeneration::static» </text:p>
        <text:p text:style-name="P36"/>
        <text:p text:style-name="P36">«DEFINE file FOR uml::Model» </text:p>
        <text:p text:style-name="P36">«FILE "manifest.xml"</text:p>
        <text:p text:style-name="P35"><text:span text:style-name="T6">»</text:span><text:span text:style-name="T5">&lt;?xml version="1.0" encoding="UTF-8"?&gt;</text:span></text:p>
        <text:p text:style-name="P35">&lt;manifest:manifest ...</text:p>
        <text:p text:style-name="P35">&lt;/manifest:manifest&gt; </text:p>
        <text:p text:style-name="P36">«ENDFILE» </text:p>
        <text:p text:style-name="P36">«ENDDEFINE»</text:p>
        <text:p text:style-name="P30"><text:span text:style-name="T2">These commands tell the generator to output a file named </text:span><text:span text:style-name="T3">manifest.xml</text:span><text:span text:style-name="T2"> with the content defined in the </text:span><text:span text:style-name="T3">FILE</text:span><text:span text:style-name="T2"> tag.</text:span></text:p>
        <text:list xml:id="list1104072149" text:style-name="L10">
          <text:list-item>
            <text:p text:style-name="P62"><text:span text:style-name="T29">The generator will create diagram images using the </text:span><text:span text:style-name="T30">DiagramImageExport</text:span><text:span text:style-name="T29"> cartridge. To include them in the document, they have to be referenced in the manifest file. To do so add the following lines below the last </text:span><text:span text:style-name="T30">manifest:file-entry</text:span><text:span text:style-name="T29"> element:</text:span></text:p>
          </text:list-item>
        </text:list>
        <text:p text:style-name="P36">«FOREACH getDiagramModel().image AS img» </text:p>
        <text:p text:style-name="P36"><text:s/><text:span text:style-name="T42">&lt;manifest:file-entry manifest:media-type="image/png" manifest:full-path="Pictures/«img.filename»"/&gt;</text:span> </text:p>
        <text:p text:style-name="P36">«ENDFOREACH»</text:p>
        <text:p text:style-name="P76">The function <text:span text:style-name="T13">getDiagramModel</text:span> returns a model representation of an xml file that the <text:span text:style-name="T28">DiagramImageExport </text:span><text:span text:style-name="T26">cartridge produces on execution. It contains </text:span>a list of image elements describing the exported images.</text:p>
        <text:p text:style-name="P37"/>
        <text:p text:style-name="P75">styles.xpt</text:p>
        <text:list xml:id="list294545812" text:style-name="L11">
          <text:list-item>
            <text:p text:style-name="P48"><text:span text:style-name="T15">Open the file </text:span><text:span text:style-name="T18">styles.xpt</text:span><text:span text:style-name="T15"> and add the following Xpand commands to the beginning and the end of document (added text is bold):</text:span></text:p>
          </text:list-item>
        </text:list>
        <text:p text:style-name="P36">«IMPORT uml» </text:p>
        <text:p text:style-name="P36">«IMPORT Chronos» </text:p>
        <text:p text:style-name="P36">«IMPORT diagrams» </text:p>
        <text:p text:style-name="P36"/>
        <text:p text:style-name="P36">«EXTENSION cartridge::DocumentGeneration::static» </text:p>
        <text:p text:style-name="P36"><text:soft-page-break/>«EXTENSION cartridge::DocumentGeneration::tool» </text:p>
        <text:p text:style-name="P36"/>
        <text:p text:style-name="P36">«DEFINE file FOR uml::Model» </text:p>
        <text:p text:style-name="P36">«FILE "styles.xml" </text:p>
        <text:p text:style-name="P35"><text:span text:style-name="T6">»</text:span><text:span text:style-name="T5">&lt;?xml version="1.0" encoding="UTF-8"?&gt;</text:span></text:p>
        <text:p text:style-name="P35">&lt;office:document-styles …</text:p>
        <text:p text:style-name="P35">&lt;/office:document-styles&gt; </text:p>
        <text:p text:style-name="P36">«ENDFILE» </text:p>
        <text:p text:style-name="P36">«ENDDEFINE»</text:p>
        <text:list xml:id="list1504642598" text:continue-list="list1104072149" text:style-name="L10">
          <text:list-item>
            <text:p text:style-name="P64">Since this file also defines the header and footer of the document, we must add variable replacements here. Replace all occurrences of <text:s/></text:p>
            <text:p text:style-name="P62"><text:span text:style-name="T35">[[model.name]]</text:span><text:span text:style-name="T29"> with </text:span><text:span text:style-name="T34">«this.getFirstPackageName()»</text:span></text:p>
            <text:p text:style-name="P65"><text:span text:style-name="T2">The function </text:span><text:span text:style-name="T3">getFirstPackageName</text:span><text:span text:style-name="T2"> is defined in the extension </text:span><text:span text:style-name="T3">tool.ext</text:span><text:span text:style-name="T2"> of the DocumentGeneration cartridge and returns the name of the first package in the given model.</text:span></text:p>
            <text:p text:style-name="P66"><text:span text:style-name="T2">content.xpt</text:span></text:p>
          </text:list-item>
          <text:list-item>
            <text:p text:style-name="P65"><text:span text:style-name="T2">Open the file </text:span><text:span text:style-name="T3">content.xpt</text:span><text:span text:style-name="T2"> and add the following Xpand commands to the beginning and the end of document (added text is bold):</text:span></text:p>
          </text:list-item>
        </text:list>
        <text:p text:style-name="P36">«IMPORT uml» </text:p>
        <text:p text:style-name="P36">«IMPORT Chronos» </text:p>
        <text:p text:style-name="P36">«IMPORT diagrams» </text:p>
        <text:p text:style-name="P36"/>
        <text:p text:style-name="P36">«EXTENSION org::openarchitectureware::uml2::profile::profiling» </text:p>
        <text:p text:style-name="P36"/>
        <text:p text:style-name="P36">«IMPORT org::openarchitectureware::meta::uml::classifier» </text:p>
        <text:p text:style-name="P36">«IMPORT org::openarchitectureware::meta::uml::interface» </text:p>
        <text:p text:style-name="P36"/>
        <text:p text:style-name="P36">«EXTENSION common::util» </text:p>
        <text:p text:style-name="P36">«EXTENSION common::umlutils» </text:p>
        <text:p text:style-name="P36"/>
        <text:p text:style-name="P36">«EXTENSION cartridge::DocumentGeneration::static» </text:p>
        <text:p text:style-name="P36">«EXTENSION cartridge::DocumentGeneration::tool» </text:p>
        <text:p text:style-name="P36"/>
        <text:p text:style-name="P36">«DEFINE file FOR uml::Model» </text:p>
        <text:p text:style-name="P36">«FILE "content.xml" </text:p>
        <text:p text:style-name="P35"><text:span text:style-name="T6">»</text:span><text:span text:style-name="T2">&lt;?xml version="1.0" encoding="UTF-8"?&gt; </text:span></text:p>
        <text:p text:style-name="P35">&lt;office:document-content …</text:p>
        <text:p text:style-name="P35">&lt;/office:document-content&gt; </text:p>
        <text:p text:style-name="P36">«ENDFILE» </text:p>
        <text:p text:style-name="P36">«ENDDEFINE»</text:p>
        <text:list xml:id="list1641782499" text:continue-numbering="true" text:style-name="L10">
          <text:list-item>
            <text:p text:style-name="P64">This file defines the main content of the document. Start with replacing the variables on the title page:</text:p>
          </text:list-item>
        </text:list>
        <text:list xml:id="list2076509254" text:style-name="L13">
          <text:list-item>
            <text:p text:style-name="P59"><text:span text:style-name="T49">Replace </text:span><text:span text:style-name="T35">[[model.name]]</text:span><text:span text:style-name="T29"> with </text:span><text:span text:style-name="T34">«this.getFirstPackageName()»</text:span></text:p>
          </text:list-item>
          <text:list-item>
            <text:p text:style-name="P59"><text:span text:style-name="T49">Replace </text:span><text:span text:style-name="T35">[[date.created]]</text:span><text:span text:style-name="T29"> with </text:span><text:span text:style-name="T34">«</text:span><text:span text:style-name="T40">datePublished</text:span><text:span text:style-name="T34">()»</text:span></text:p>
          </text:list-item>
        </text:list>
        <text:list xml:id="list1539544005" text:continue-list="list1641782499" text:style-name="L10">
          <text:list-item>
            <text:p text:style-name="P64">To replace the model representation example by Xpand code, you need to identify it first. In our example it starts in line 659 below the <text:soft-page-break/>definition of the table of contents and ends in line 880 above the definition of the index. Copy this content into a temporary document for later reference and paste the following code instead:</text:p>
          </text:list-item>
        </text:list>
        <text:p text:style-name="P69">«EXPAND package(1) FOREACH this.nestedPackage»</text:p>
        <text:list xml:id="list2086714230" text:continue-numbering="true" text:style-name="L10">
          <text:list-header>
            <text:p text:style-name="P62"><text:span text:style-name="T29">It will call the </text:span><text:span text:style-name="T30">package</text:span><text:span text:style-name="T29"> output function for each package contained in the model.</text:span></text:p>
          </text:list-header>
          <text:list-item>
            <text:p text:style-name="P62"><text:span text:style-name="T29">Define the </text:span><text:span text:style-name="T30">package</text:span><text:span text:style-name="T29"> function at the end of the document. It will be called recursively for all nested packages with increasing </text:span><text:span text:style-name="T30">outlineLevel</text:span><text:span text:style-name="T29"> parameter.</text:span></text:p>
          </text:list-item>
        </text:list>
        <text:p text:style-name="P35"><text:span text:style-name="T46">«DEFINE package(int outlineLevel) FOR uml::Package»</text:span> </text:p>
        <text:p text:style-name="P35"><text:s text:c="2"/>&lt;text:h text:style-name="P37" text:outline-level="1"&gt;[[package.name]]&lt;/text:h&gt;</text:p>
        <text:p text:style-name="P35"><text:s text:c="2"/>&lt;text:p text:style-name="Standard"&gt;Description:&lt;/text:p&gt;</text:p>
        <text:p text:style-name="P35"><text:s text:c="2"/>&lt;text:p text:style-name="Standard"&gt;[[package.note]]&lt;/text:p&gt;</text:p>
        <text:p text:style-name="P35"><text:s text:c="2"/>&lt;text:p text:style-name="Standard"/&gt;</text:p>
        <text:p text:style-name="P35"><text:s text:c="2"/><text:span text:style-name="T46">«EXPAND package(outlineLevel + 1) FOREACH this.nestedPackage» </text:span></text:p>
        <text:p text:style-name="P36">«ENDDEFINE»</text:p>
        <text:list xml:id="list1666376864" text:continue-numbering="true" text:style-name="L10">
          <text:list-header>
            <text:p text:style-name="P72"><text:span text:style-name="T29">The non-bold text defines the actual appearance of a package in the document and is directly taken from the temporary document. The function still contains the static variable markers for the package name and package note. They will be replaced in the following steps:</text:span></text:p>
          </text:list-header>
        </text:list>
        <text:list xml:id="list324299210" text:style-name="L12">
          <text:list-header>
            <text:p text:style-name="P70">The package name should become a headline with the appropriate outline level. Since we need this functionality in several places, we define a separate output function for it:</text:p>
          </text:list-header>
          <text:list-item>
            <text:p text:style-name="P58"><text:span text:style-name="T29">Replace </text:span></text:p>
            <text:p text:style-name="P58"><text:span text:style-name="T37">&lt;text:h text:style-name="P37" text:outline-level="1"&gt;[[package.name]]&lt;/text:h&gt;</text:span><text:span text:style-name="T29"> </text:span></text:p>
            <text:p text:style-name="P58"><text:span text:style-name="T29">with </text:span></text:p>
            <text:p text:style-name="P58"><text:span text:style-name="T34">«EXPAND standardHeading(outlineLevel) FOR this»</text:span></text:p>
          </text:list-item>
          <text:list-item>
            <text:p text:style-name="P60"><text:span text:style-name="T2">Define the </text:span><text:span text:style-name="T3">standardHeading</text:span><text:span text:style-name="T2"> function at the end of the document:</text:span></text:p>
          </text:list-item>
        </text:list>
        <text:p text:style-name="P38"><text:span text:style-name="T6">«DEFINE standardHeading(int outlineLevel) FOR uml::NamedElement»</text:span><text:span text:style-name="T2"></text:span></text:p>
        <text:p text:style-name="P38"><text:span text:style-name="T2"><text:tab/>&lt;text:h text:style-name="Heading_20_</text:span><text:span text:style-name="T6">«outlineLevel.getOutlineLevel()»</text:span><text:span text:style-name="T2">" text:outline-level="</text:span><text:span text:style-name="T6">«outlineLevel.getOutlineLevel()»</text:span><text:span text:style-name="T2">"&gt;</text:span></text:p>
        <text:p text:style-name="P38"><text:span text:style-name="T2"><text:tab/><text:tab/>&lt;text:alphabetical-index-mark-start text:id="</text:span><text:span text:style-name="T6">«this.getHash()»</text:span><text:span text:style-name="T2">" text:key1="</text:span><text:span text:style-name="T6">«this.getKey1()»</text:span><text:span text:style-name="T2">" text:main-entry="true"/&gt;</text:span><text:span text:style-name="T6">«this.name.replaceXmlChars()»</text:span><text:span text:style-name="T2">&lt;text:alphabetical-index-mark-end text:id="</text:span><text:span text:style-name="T6">«this.getHash()»</text:span><text:span text:style-name="T2">"/&gt;</text:span></text:p>
        <text:p text:style-name="P38"><text:span text:style-name="T2"><text:tab/>&lt;/text:h&gt;</text:span></text:p>
        <text:p text:style-name="P39"><text:span text:style-name="T2">«ENDDEFINE»</text:span></text:p>
        <text:p text:style-name="P61"><text:soft-page-break/><text:span text:style-name="T2"><text:tab/></text:span><text:span text:style-name="T29">The function outputs a headline using the element's name and visual style (defined in </text:span><text:span text:style-name="T30">styles.xpt</text:span><text:span text:style-name="T29">) depending on the </text:span><text:span text:style-name="T30">outlineLevel</text:span><text:span text:style-name="T29"> parameter. Three functions are of interest here (all defined in </text:span><text:span text:style-name="T30">tool.ext</text:span><text:span text:style-name="T29">):</text:span></text:p>
        <text:list xml:id="list1730551533" text:style-name="L14">
          <text:list-item>
            <text:p text:style-name="P67"><text:span text:style-name="T30">getOutLineLevel</text:span><text:span text:style-name="T29"> limits the given number to be &lt;= 9.</text:span></text:p>
          </text:list-item>
          <text:list-item>
            <text:p text:style-name="P67"><text:span text:style-name="T30">getKey1</text:span><text:span text:style-name="T29"> returns the type name for the given element under which it will be filed in the alphabetical index of the document.</text:span></text:p>
          </text:list-item>
          <text:list-item>
            <text:p text:style-name="P68"><text:span text:style-name="T4">replaceXmlChars</text:span><text:span text:style-name="T5"> replaces illegal <text:s/>characters with the appropriate XML entities (e.g. “&amp;” becomes “&amp;amp;”).</text:span></text:p>
          </text:list-item>
        </text:list>
        <text:p text:style-name="P71"><text:span text:style-name="T56">For the package comment we also create a function, since we will display element comments in many places.</text:span></text:p>
        <text:list xml:id="list552681744" text:style-name="L17">
          <text:list-item>
            <text:p text:style-name="P63"><text:span text:style-name="T56">Replace</text:span></text:p>
          </text:list-item>
        </text:list>
        <text:p text:style-name="P35"><text:tab/>&lt;text:p text:style-name="Standard"&gt;Description:&lt;/text:p&gt;</text:p>
        <text:p text:style-name="P38"><text:tab/>&lt;text:p text:style-name="Standard"&gt;[[package.note]]&lt;/text:p&gt;</text:p>
        <text:p text:style-name="P34"><text:span text:style-name="T5"><text:tab/>&lt;text:p text:style-name="Standard"/&gt;</text:span></text:p>
        <text:p text:style-name="P73"><text:span text:style-name="T29"><text:tab/>with</text:span></text:p>
        <text:p text:style-name="P36"><text:span text:style-name="T2"><text:tab/>«EXPAND standardComment FOR this»</text:span></text:p>
        <text:list xml:id="list50147276" text:style-name="L18">
          <text:list-item>
            <text:p text:style-name="P50"><text:span text:style-name="T19">Define the </text:span>standardComment<text:span text:style-name="T19"> function at the end of the document:</text:span></text:p>
          </text:list-item>
        </text:list>
        <text:p text:style-name="P39"><text:span text:style-name="T2">«DEFINE standardComment FOR uml::NamedElement»</text:span></text:p>
        <text:p text:style-name="P38"><text:span text:style-name="T6"><text:s text:c="2"/>«IF !this.getComment().isNullOrEmpty()»</text:span></text:p>
        <text:p text:style-name="P38"><text:span text:style-name="T2"><text:s text:c="4"/>&lt;text:p text:style-name="Standard"&gt;Description:&lt;/text:p&gt;</text:span></text:p>
        <text:p text:style-name="P38"><text:span text:style-name="T6"><text:s text:c="4"/>«this.getComment().sanitizeHtml()»</text:span></text:p>
        <text:p text:style-name="P38"><text:span text:style-name="T2"><text:s text:c="4"/>&lt;text:p text:style-name="Standard"/&gt;</text:span></text:p>
        <text:p text:style-name="P38"><text:span text:style-name="T6"><text:s text:c="2"/>«ENDIF»</text:span></text:p>
        <text:p text:style-name="P38"><text:span text:style-name="T6">«ENDDEFINE»</text:span></text:p>
        <text:p text:style-name="P38"><text:span text:style-name="T29">The functions </text:span><text:span text:style-name="T30">getComment</text:span><text:span text:style-name="T29">, </text:span><text:span text:style-name="T30">isNullOrEmpty</text:span><text:span text:style-name="T29"> and </text:span><text:span text:style-name="T30">sanitizeHtml</text:span><text:span text:style-name="T29"> are defined in the common extension library of the generator, which can be found in the </text:span><text:span text:style-name="T30">common/</text:span><text:span text:style-name="T29"> directory of the generator installation.</text:span></text:p>
        <text:list xml:id="list997462491" text:style-name="L19">
          <text:list-item>
            <text:p text:style-name="P33"><text:span text:style-name="T16">From now on the document contains all packages. To include the elements contained in the packages, we need to add a call to the appropriate output functions in the package output function. The final function looks like the following:</text:span></text:p>
            <text:p text:style-name="P33"><text:span text:style-name="T16"/></text:p>
          </text:list-item>
        </text:list>
        <text:p text:style-name="P35"><text:span text:style-name="T5">«DEFINE package(int outlineLevel) FOR uml::Package»</text:span></text:p>
        <text:p text:style-name="P35"><text:span text:style-name="T5"><text:tab/>«EXPAND standardHeading(outlineLevel) FOR this»</text:span></text:p>
        <text:p text:style-name="P35"><text:span text:style-name="T5"><text:tab/>«EXPAND standardComment FOR this»</text:span></text:p>
        <text:p text:style-name="P35"><text:span text:style-name="T5"><text:tab/></text:span></text:p>
        <text:p text:style-name="P35"><text:span text:style-name="T5"><text:tab/>«EXPAND package(outlineLevel + 1) FOREACH </text:span><text:soft-page-break/><text:span text:style-name="T5">this.nestedPackage»</text:span></text:p>
        <text:p text:style-name="P35"><text:span text:style-name="T5"></text:span></text:p>
        <text:p text:style-name="P35"><text:span text:style-name="T5"><text:tab/></text:span><text:span text:style-name="T6">«EXPAND modelObject(outlineLevel + 1) FOREACH this.ownedType»</text:span></text:p>
        <text:p text:style-name="P35"><text:span text:style-name="T5">«ENDDEFINE»</text:span></text:p>
        <text:list xml:id="list1940695436" text:style-name="L22">
          <text:list-item>
            <text:p text:style-name="P51"><text:span text:style-name="T51">Xpand supports method overloading. Using this feature we can define different </text:span><text:span text:style-name="T54">modelObject</text:span><text:span text:style-name="T51"> functions for different model elements. The following function is the implementation for </text:span><text:span text:style-name="T54">ChiGoal</text:span><text:span text:style-name="T51">:</text:span></text:p>
          </text:list-item>
        </text:list>
        <text:p text:style-name="P35"><text:span text:style-name="T6">«DEFINE modelObject(int outlineLevel) FOR Chronos::ChiGoal»</text:span><text:span text:style-name="T5"></text:span></text:p>
        <text:p text:style-name="P35"><text:span text:style-name="T5"><text:s text:c="2"/>«EXPAND modelObjectHeader(outlineLevel) FOR this»</text:span></text:p>
        <text:p text:style-name="P35"><text:span text:style-name="T5"><text:s text:c="2"/></text:span></text:p>
        <text:p text:style-name="P35"><text:span text:style-name="T5"><text:s text:c="2"/>«EXPAND relation("Composition", "contains") FOREACH this.getOwnEnds().getOtherEnd().type.typeSelect(Chronos::ChiGoal)»</text:span></text:p>
        <text:p text:style-name="P35"><text:span text:style-name="T5"><text:s text:c="2"/>«EXPAND relation("Composition", "contains") FOREACH this.getOwnEnds().getOtherEnd().type.typeSelect(Chronos::ChiRequirement)»</text:span></text:p>
        <text:p text:style-name="P35"><text:span text:style-name="T5"></text:span></text:p>
        <text:p text:style-name="P35"><text:span text:style-name="T5"><text:s text:c="2"/>«EXPAND detailHeader FOR this»</text:span></text:p>
        <text:p text:style-name="P35"><text:span text:style-name="T5"><text:s text:c="2"/>«EXPAND detail("Priority") FOR this.Priority.toString()»</text:span></text:p>
        <text:p text:style-name="P35"><text:span text:style-name="T5"><text:s text:c="2"/>«EXPAND detail("Value_Goal") FOR this.Value_Goal.toString()»</text:span></text:p>
        <text:p text:style-name="P35"><text:span text:style-name="T5"><text:s text:c="2"/>«EXPAND detail("Value_Name") FOR this.Value_Name.toString()»</text:span></text:p>
        <text:p text:style-name="P35"><text:span text:style-name="T5"><text:s text:c="2"/>«EXPAND detail("Value_ammount") FOR this.Value_ammount.toString()»</text:span></text:p>
        <text:p text:style-name="P35"><text:span text:style-name="T5"><text:s text:c="2"/>«EXPAND detail("Status") FOR this.Status.toString()»</text:span></text:p>
        <text:p text:style-name="P35"><text:span text:style-name="T5"></text:span></text:p>
        <text:p text:style-name="P35"><text:span text:style-name="T5"><text:s text:c="2"/>«EXPAND modelObjectFooter FOR this»</text:span></text:p>
        <text:p text:style-name="P35"><text:span text:style-name="T6">«ENDDEFINE»</text:span></text:p>
        <text:p text:style-name="P74"><text:span text:style-name="T5">The implementation is pretty straight-forward, since it calls other output functions only. Defining the actual output in separate functions allows to reuse it for the other model elements. Please refer to the </text:span><text:span text:style-name="T4">content.xpt</text:span><text:span text:style-name="T5"> file delivered with the tutorial for the implementation of these output functions and the implementations for the other model elements.</text:span></text:p>
        <text:p text:style-name="P74"><text:span text:style-name="T5">Note, that it's crucial to define a default implementation, that is called when the model contains an element, for which no output function is implemented. It may be implemented in the following way:</text:span></text:p>
        <text:p text:style-name="P35"><text:span text:style-name="T6">«DEFINE modelObject(int outlineLevel) FOR uml::NamedElement»</text:span><text:span text:style-name="T5">«REM»</text:span></text:p>
        <text:p text:style-name="P35"><text:span text:style-name="T5"><text:s text:c="2"/>&lt;text:p text:style-name="Standard"&gt;UNKNOWN TYPE: «this.metaType.name»&lt;/text:p&gt;</text:span></text:p>
        <text:p text:style-name="P35"><text:span text:style-name="T5">«ENDREM»</text:span><text:span text:style-name="T6">«ENDDEFINE»</text:span></text:p>
        <text:list xml:id="list1453417946" text:style-name="L23">
          <text:list-item>
            <text:p text:style-name="P52"><text:span text:style-name="T17">Finally</text:span><text:span text:style-name="T22"> the diagram images created by the </text:span><text:span text:style-name="T30">DiagramImageExport</text:span><text:span text:style-name="T29"> cartridge</text:span><text:span text:style-name="T22"> should be referenced in the document content. Since diagrams are actually exported as packages in CWM, we add an overloaded version of the </text:span><text:span text:style-name="T24">package</text:span><text:span text:style-name="T22"> function for them:</text:span></text:p>
          </text:list-item>
        </text:list>
        <text:p text:style-name="P36">«DEFINE package(int outlineLevel) FOR Chronos::ChiDiagram»</text:p>
        <text:p text:style-name="P35"><text:s text:c="2"/><text:span text:style-name="T46">«EXPAND standardHeading(outlineLevel) FOR this»</text:span></text:p>
        <text:p text:style-name="P36"><text:s text:c="2"/></text:p>
        <text:p text:style-name="P36"><text:soft-page-break/><text:s text:c="2"/>«LET getDiagramModel().getImage(this.Alias) AS image»</text:p>
        <text:p text:style-name="P36"><text:s text:c="4"/>«LET image.getScaledWidth(14.5, 20) AS width»</text:p>
        <text:p text:style-name="P36"><text:s text:c="6"/>«LET image.getScaledHeight(14.5, 20) AS height»</text:p>
        <text:p text:style-name="P35"><text:s text:c="8"/>&lt;text:p text:style-name="Standard"&gt;</text:p>
        <text:p text:style-name="P35"><text:s text:c="10"/>&lt;draw:frame draw:style-name="fr1" draw:name="Grafik1" text:anchor-type="paragraph" svg:width="<text:span text:style-name="T46">«width»</text:span>cm" svg:height="<text:span text:style-name="T46">«height»</text:span>cm" draw:z-index="0"&gt;</text:p>
        <text:p text:style-name="P35"><text:s text:c="12"/>&lt;draw:image xlink:href="Pictures/<text:span text:style-name="T46">«image.filename»</text:span>" xlink:type="simple" xlink:show="embed" xlink:actuate="onLoad"/&gt;</text:p>
        <text:p text:style-name="P35"><text:s text:c="10"/>&lt;/draw:frame&gt;</text:p>
        <text:p text:style-name="P35"><text:s text:c="8"/>&lt;/text:p&gt;</text:p>
        <text:p text:style-name="P35"><text:s text:c="6"/><text:span text:style-name="T46">«ENDLET»</text:span></text:p>
        <text:p text:style-name="P36"><text:s text:c="4"/>«ENDLET»</text:p>
        <text:p text:style-name="P36"><text:s text:c="2"/>«ENDLET»</text:p>
        <text:p text:style-name="P36"></text:p>
        <text:p text:style-name="P36"><text:s text:c="2"/>«EXPAND standardComment FOR this»</text:p>
        <text:p text:style-name="P36">«ENDDEFINE»</text:p>
        <text:p text:style-name="P76">All functions used are defined in <text:span text:style-name="T13">tool.ext</text:span>. The mapping of the current diagram model element to the image element in the xml file created by the <text:span text:style-name="T28">DiagramImageExport</text:span><text:span text:style-name="T26"> cartridge</text:span> is done using the <text:span text:style-name="T13">Alias</text:span> attribute of the model element.</text:p>
        <text:p text:style-name="P35"><text:span text:style-name="T5"/></text:p>
        <text:p text:style-name="P11">Step 4: Test and Debu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Standard">
      <style:paragraph-properties fo:margin-left="0.25in" fo:margin-right="0.25in" fo:text-indent="0in" style:auto-text-indent="false"/>
    </style:style>
    <style:style style:name="Preformatted" style:family="paragraph" style:parent-style-name="Normal"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in" fo:margin-right="0in" fo:text-indent="0.2362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193in" fo:border="0.0008in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Creating a Chronos Document Template</text:title></text:p>
        <text:p text:style-name="MP2"><text:span text:style-name="MT1">-</text:span><text:span text:style-name="MT1"><text:subject>Introduction to MDA</text:subject></text:span><text:span text:style-name="MT1">-</text:span></text:p>
      </style:header>
      <style:footer>
        <text:p text:style-name="MP3"><draw:frame draw:style-name="Mfr1" draw:name="Frame1" text:anchor-type="paragraph" svg:y="0.0008in" fo:min-width="0.0161in" draw:z-index="4"><draw:text-box fo:min-height="0.1457in"><text:p text:style-name="Footer"><text:span text:style-name="Page_20_Number"><text:page-number text:select-page="current">11</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Creating a Chronos Document Template</dc:title>
    <dc:description>This document explains how to create a template for the Chronos document generator. </dc:description>
    <dc:subject>Introduction to MDA</dc:subject>
    <meta:creation-date>2010-11-18T11:35:44</meta:creation-date>
    <meta:editing-cycles>189</meta:editing-cycles>
    <meta:editing-duration>PT26H36M34S</meta:editing-duration>
    <meta:initial-creator>Ingo Herwig</meta:initial-creator>
    <dc:date>2010-11-23T19:43:57</dc:date>
    <dc:creator>Ingo Herwig</dc:creator>
    <meta:document-statistic meta:table-count="2" meta:image-count="0" meta:object-count="0" meta:page-count="14" meta:paragraph-count="252" meta:word-count="2067" meta:character-count="15872"/>
    <meta:user-defined meta:name="Info 1"/>
    <meta:user-defined meta:name="Info 2"/>
    <meta:user-defined meta:name="Info 3"/>
    <meta:user-defined meta:name="Info 4"/>
    <meta:user-defined meta:name="Lingua">English</meta:user-defined>
    <meta:user-defined meta:name="Progetto">Eliopoli</meta:user-defined>
  </office:meta>
</office:document-meta>
</file>